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fcd5a" officeooo:paragraph-rsid="000fcd5a" style:font-size-asian="15pt" style:font-weight-asian="bold" style:font-size-complex="1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officeooo:rsid="000fcd5a" officeooo:paragraph-rsid="000fcd5a" style:font-size-asian="15pt" style:font-size-complex="15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0fcd5a" officeooo:paragraph-rsid="000fcd5a" style:font-size-asian="15pt" style:font-size-complex="15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0f834" officeooo:paragraph-rsid="0010f834" style:font-size-asian="15pt" style:font-size-complex="15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2e29d" officeooo:paragraph-rsid="0012e29d" style:font-size-asian="15pt" style:font-size-complex="15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14e0a5" officeooo:paragraph-rsid="0014e0a5" style:font-size-asian="15pt" style:font-size-complex="15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fo:font-weight="normal" officeooo:rsid="0014e0a5" officeooo:paragraph-rsid="0014e0a5" style:font-size-asian="15pt" style:font-weight-asian="normal" style:font-size-complex="15pt" style:font-weight-complex="normal"/>
    </style:style>
    <style:style style:name="T1" style:family="text">
      <style:text-properties officeooo:rsid="0010f834"/>
    </style:style>
    <style:style style:name="T2" style:family="text">
      <style:text-properties officeooo:rsid="0012e29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em JS</text:p>
      <text:p text:style-name="P2">Um objeto é um conjunto de <text:span text:style-name="T2">chave e valor</text:span> e esse valor pode ser outro objeto, arrays de objetos.</text:p>
      <text:p text:style-name="P3"/>
      <text:p text:style-name="P4">Pode-se suprimir o ‘else’ porque a estrutura do if/else já compreende. É tipo colocar uma expressão dentro do if sem estabelecer imediatamente um tester boolean. O if vai considerar automaticamente que aquilo precisa ser true.</text:p>
      <text:p text:style-name="P4"/>
      <text:p text:style-name="P5">Let obj = {};</text:p>
      <text:p text:style-name="P5"/>
      <text:p text:style-name="P6">Dos <text:span text:style-name="T3">for</text:span></text:p>
      <text:p text:style-name="P7">pode-se usar o for/in, mas não o for/of com objet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6:33:15.852660419</meta:creation-date>
    <dc:date>2022-08-23T18:34:01.156706847</dc:date>
    <meta:editing-duration>PT40M3S</meta:editing-duration>
    <meta:editing-cycles>1</meta:editing-cycles>
    <meta:document-statistic meta:table-count="0" meta:image-count="0" meta:object-count="0" meta:page-count="1" meta:paragraph-count="6" meta:word-count="73" meta:character-count="406" meta:non-whitespace-character-count="339"/>
    <meta:generator>LibreOffice/7.3.5.2$Linux_X86_64 LibreOffice_project/30$Build-2</meta:generator>
  </office:meta>
</office:document-meta>
</file>